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Помощник по клавишам</text:h>
      <text:section text:style-name="Sect1" text:name="i212">
        <text:p text:style-name="P2">Когда вы часто работаете в одном и том же редакторе или в одной и той же панели, вы можете быстро просмотреть все сочетания клавиш, доступные для выполнения команд. Для этого нажмите <text:span text:style-name="T2">Справка</text:span> → <text:span text:style-name="T2">Помощник по клавишам...</text:span>.</text:p>
        <text:p text:style-name="P1">Это удобный способ изучить интерфейс и ускорить свою работу в редакторе или панели.</text:p>
        <text:h text:style-name="P5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i024.html?_=1542292896#d0e4139" text:style-name="Internet_20_link" text:visited-style-name="Visited_20_Internet_20_Link"><text:span text:style-name="T1">Инструменты разработки</text:span></text:a></text:p>
        <text:p text:style-name="Text_20_body">‣ <text:a xlink:type="simple" xlink:href="https://its.1c.ru/db/content/edtdoc/src/i031.html?_=1542292896#i031" text:style-name="Internet_20_link" text:visited-style-name="Visited_20_Internet_20_Link"><text:span text:style-name="T1">Взаимодействие с информационной базой</text:span></text:a></text:p>
        <text:p text:style-name="Text_20_body">‣ <text:a xlink:type="simple" xlink:href="https://its.1c.ru/db/content/edtdoc/src/i032.html?_=1542292896#i032" text:style-name="Internet_20_link" text:visited-style-name="Visited_20_Internet_20_Link"><text:span text:style-name="T1">Разработка прикладных решений</text:span></text:a></text:p>
        <text:p text:style-name="Text_20_body">‣ <text:a xlink:type="simple" xlink:href="https://its.1c.ru/db/content/edtdoc/src/i182.html?_=1542292896#i182" text:style-name="Internet_20_link" text:visited-style-name="Visited_20_Internet_20_Link"><text:span text:style-name="T1">Запуск и отладка прикладных решений</text:span></text:a></text:p>
        <text:p text:style-name="Text_20_body">‣ <text:a xlink:type="simple" xlink:href="https://its.1c.ru/db/content/edtdoc/src/i030.html?_=1542292896#i030" text:style-name="Internet_20_link" text:visited-style-name="Visited_20_Internet_20_Link"><text:span text:style-name="T1">Конфигурация</text:span></text:a></text:p>
        <text:p text:style-name="Text_20_body">‣ <text:a xlink:type="simple" xlink:href="https://its.1c.ru/db/content/edtdoc/src/i033.html?_=1542292896#i033" text:style-name="Internet_20_link" text:visited-style-name="Visited_20_Internet_20_Link"><text:span text:style-name="T1">Помощь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0:05.774019117</dc:date>
    <meta:editing-duration>PT7H1M32S</meta:editing-duration>
    <meta:editing-cycles>11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7" meta:character-count="506" meta:non-whitespace-character-count="440"/>
  </office:meta>
</office:document-meta>
</file>